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 style:list-style-name="List_20_3"/>
    <style:style style:name="P4" style:family="paragraph" style:parent-style-name="Standard" style:list-style-name="List_20_3"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T1" style:family="text">
      <style:text-properties officeooo:rsid="00185779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2"><text:a xlink:type="simple" xlink:href="#__RefHeading__5158_2036474823" text:style-name="Internet_20_link" text:visited-style-name="Internet_20_link">1.1. </text:a>Aufgabe: Bibliothek<text:tab/>1</text:p>
          <text:p text:style-name="P2"><text:a xlink:type="simple" xlink:href="#__RefHeading__7288_2036474823" text:style-name="Internet_20_link" text:visited-style-name="Internet_20_link">1.2. </text:a>Aufgabe: Videoverleih<text:tab/>1</text:p>
        </text:index-body>
      </text:table-of-content>
      <text:p text:style-name="Standard"/>
      <text:list xml:id="list6358334025579582034" text:style-name="List_20_3">
        <text:list-item>
          <text:p text:style-name="P4">Siehe: SENG/UML/01-lernen</text:p>
        </text:list-item>
      </text:list>
      <text:h text:style-name="Heading_20_2" text:outline-level="2"><text:bookmark-start text:name="__RefHeading__5158_2036474823"/>Aufgabe: Bibliothek<text:bookmark-end text:name="__RefHeading__5158_2036474823"/></text:h>
      <text:p text:style-name="Standard">Eine <text:span text:style-name="T2">Bibliothek</text:span> besitzt <text:span text:style-name="T2">Bücher</text:span> und <text:span text:style-name="T2">Zeitschriften</text:span>, <text:span text:style-name="T1">die</text:span> an <text:span text:style-name="T2">Studierende</text:span> ausgeliehen werden. Um die Ausleihfrist zu überprüfen wird notiert, wann etwas ausgeliehen wird.</text:p>
      <text:p text:style-name="P1">Aufgaben:</text:p>
      <text:list xml:id="list54087863243320598" text:style-name="L1">
        <text:list-item>
          <text:p text:style-name="P5">Modellieren Sie diesen Sachverhalt möglichst genau in einem Klassendiagramm.</text:p>
        </text:list-item>
        <text:list-item>
          <text:p text:style-name="P5">Welche wichtigen Punkte fehlen in der obigen Beschreibung?</text:p>
        </text:list-item>
      </text:list>
      <text:p text:style-name="Text_20_body"/>
      <text:h text:style-name="Heading_20_2" text:outline-level="2"><text:bookmark-start text:name="__RefHeading__7288_2036474823"/>Aufgabe: Video<text:span text:style-name="T1">verleih</text:span><text:bookmark-end text:name="__RefHeading__7288_2036474823"/></text:h>
      <text:p text:style-name="Standard">Es liegt folgender Projektauftrag für die Entwicklung eines Softwaresystems vor:</text:p>
      <text:p text:style-name="Standard"/>
      <text:p text:style-name="P1">Projektauftrag</text:p>
      <text:p text:style-name="Standard">Es soll ein Softwaresystem entwickelt werden, um die Geschäftsabläufe eines Videoverleihs zu</text:p>
      <text:p text:style-name="Standard">unterstützen. Das System soll die relevanten Informationen über Videos, Kunden und die Ausleihe von Videos an Kunden verwalten sowie Rechnung stellen.</text:p>
      <text:p text:style-name="Standard"/>
      <text:p text:style-name="P1">Problembeschreibung/Anforderungen</text:p>
      <text:p text:style-name="Standard">Folgende Informationen über die Geschäftsabläufe des Videoverleihs bzw. Anforderungen an das Softwaresystem liegen vor:</text:p>
      <text:p text:style-name="Standard"/>
      <text:list xml:id="list232157092670700" text:continue-list="list6358334025579582034" text:style-name="List_20_3">
        <text:list-item>
          <text:p text:style-name="P3">Von <text:span text:style-name="T2">Kunden</text:span> sind Namen und Adressen zu speichern. Sie werden bei der ersten Ausleihe erfasst.</text:p>
        </text:list-item>
        <text:list-item>
          <text:p text:style-name="P3">Der Videoverleih hat von einem <text:span text:style-name="T2">Titel</text:span> eine oder mehrere <text:span text:style-name="T2">Videokassetten</text:span> auf Lager.</text:p>
        </text:list-item>
        <text:list-item>
          <text:p text:style-name="P3">Für jeden Titel soll der Name des Titels (zum Beispiel „Mission Impossible 2“) und ein</text:p>
          <text:p text:style-name="P3">Ausleihpreis pro Tag gespeichert werden.</text:p>
        </text:list-item>
        <text:list-item>
          <text:p text:style-name="P3">Jede Videokassette wird durch einen Barcode identifiziert.</text:p>
        </text:list-item>
        <text:list-item>
          <text:p text:style-name="P3">Bei einer <text:span text:style-name="T2">Ausleihe</text:span> kann ein Kunde eine oder mehrere Videokassetten mitnehmen. Er muss</text:p>
          <text:p text:style-name="P3">angeben, ob er bar bezahlen will oder mit Kreditkarte. Bei <text:span text:style-name="T2">Barzahlung</text:span> wird eine Kaution erhoben, die dann bei der Schlussabrechnung einer Ausleihe verrechnet wird. Bei einer <text:span text:style-name="T2">Kreditkartenzahlung</text:span> muss der Kunde nur seine Kreditkartennummer angeben.</text:p>
        </text:list-item>
        <text:list-item>
          <text:p text:style-name="P3">Der Kunde kann die zu einer Ausleihe gehörende Videokassette einzeln (an verschiedenen</text:p>
          <text:p text:style-name="P3">Tagen) zurückbringen. Es wird das Rückgabedatum notiert. Dann steht die Videokassette wieder für andere Ausleihen zur Verfügung.</text:p>
        </text:list-item>
        <text:list-item>
          <text:p text:style-name="P3">Die Schlussabrechnung für eine Ausleihe erfolgt, wenn die letzte zum Verleih gehörende</text:p>
          <text:p text:style-name="P3">Videokassette zurückgebracht wird.</text:p>
        </text:list-item>
        <text:list-item>
          <text:p text:style-name="P3">Will ein Kunde ein Video ausleihen, von dem gerade keine Kassette verfügbar ist, so kann er</text:p>
          <text:p text:style-name="P3">eine Reservation tätigen. Es wird das Reservationsdatum notiert.</text:p>
        </text:list-item>
      </text:list>
      <text:p text:style-name="Standard"/>
      <text:p text:style-name="P1">Aufgabe</text:p>
      <text:list xml:id="list232158191769727" text:continue-numbering="true" text:style-name="List_20_3">
        <text:list-item>
          <text:p text:style-name="P3">Erstellen Sie das Modell (Problemdomain) für ein Softwaresystem, das die Geschäftsabläufe des Videoverleihs unterstützen soll. Beachten Sie dabei folgende Hinweise:<text:line-break/></text:p>
        </text:list-item>
        <text:list-item>
          <text:p text:style-name="P3">Es soll nur ein Klassendiagramm erstellt werden.</text:p>
        </text:list-item>
        <text:list-item>
          <text:p text:style-name="P3">Der Videoverleih ist das ganze System und wird nicht als Klasse dargestellt.</text:p>
        </text:list-item>
        <text:list-item>
          <text:p text:style-name="P3">Modellieren Sie nur die im Abschnitt Problembeschreibung/Anforderungen verwendeten Angaben und halten Sie sich möglichst an die dort verwendeten Bezeichnungen.</text:p>
        </text:list-item>
        <text:list-item>
          <text:p text:style-name="P3">Keine impliziten Methoden angeb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ffffff" fo:padding="0.049cm" fo:border="0.99pt solid #993366" style:shadow="none">
        <style:background-image/>
      </style:paragraph-properties>
      <style:text-properties style:font-name="Courier New" fo:font-family="'Courier New'" style:font-style-name="Standard" style:font-family-generic="modern" style:font-pitch="fixed" fo:font-size="10pt" fo:font-weight="bold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c" style:family="paragraph" style:parent-style-name="Text_20_body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03-UML-biblio-video.odt</text:file-name><text:tab/>Arbeitsunterlage</text:p>
      </style:header>
      <style:footer>
        <text:p text:style-name="Footer">Informatik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3-02-08T22:35:52</meta:creation-date>
    <meta:editing-cycles>12</meta:editing-cycles>
    <meta:editing-duration>PT14H48M1S</meta:editing-duration>
    <dc:date>2015-11-14T23:21:55.495487920</dc:date>
    <dc:creator>hofmann </dc:creator>
    <meta:document-statistic meta:table-count="0" meta:image-count="0" meta:object-count="0" meta:page-count="1" meta:paragraph-count="37" meta:word-count="374" meta:character-count="2700" meta:non-whitespace-character-count="2382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informatik/.config/libreoffice/3/user/template/arbeitsunterlage.ott" meta:date="2013-04-04T17:42:35"/>
  </office:meta>
</office:document-meta>
</file>